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05-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31 de Marz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plastificadora y láminas de plastificar para uso exclusivo de este Órgano Contralor. ,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MULTISERVICIOS LA MARCA,C.A, RIF: J-313099511, por un monto de Bs. 5.571,04, ubicada en Calle 15 Antigua Sucre Nro98 Sector Centro Maturin Monagas, MATURIN ESTADO MONAGAS
<text:line-break/>
<text:line-break/></text:p>
      <text:p text:style-name="P11"/>
      <text:p text:style-name="P5"><text:span text:style-name="T21">En Maturín, a los </text:span><text:span text:style-name="Fuente_20_de_20_párrafo_20_predeter."><text:span text:style-name="T17"><text:s/>dos (02)</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Abril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